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76cm" draw:textarea-horizontal-align="center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svg:stroke-width="0.076cm" draw:marker-start-width="0.406cm" draw:marker-end-width="0.406cm" draw:fill="none" draw:textarea-vertical-align="middle" draw:auto-grow-height="false" fo:min-height="0.749cm" fo:min-width="0.499cm" fo:padding-top="0.163cm" fo:padding-bottom="0.163cm" fo:padding-left="0.288cm" fo:padding-right="0.288cm"/>
    </style:style>
    <style:style style:name="gr4" style:family="graphic" style:parent-style-name="standard">
      <style:graphic-properties draw:fill="gradient" draw:textarea-horizontal-align="justify" draw:textarea-vertical-align="middle" draw:auto-grow-height="false"/>
    </style:style>
    <style:style style:name="gr5" style:family="graphic" style:parent-style-name="standard">
      <style:graphic-properties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6" style:family="graphic" style:parent-style-name="standard">
      <style:graphic-properties draw:stroke="none" svg:stroke-width="0.076cm" svg:stroke-color="#000000" draw:fill="none" draw:fill-color="#ffffff" draw:textarea-horizontal-align="left" draw:auto-grow-height="true" draw:auto-grow-width="true" fo:min-height="0cm" fo:min-width="0cm" fo:padding-top="0.163cm" fo:padding-bottom="0.163cm" fo:padding-left="0.288cm" fo:padding-right="0.288cm"/>
    </style:style>
    <style:style style:name="gr7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Ultrafine_20_Dashed"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svg:stroke-width="0.025cm" draw:marker-start-width="0.33cm" draw:marker-end-width="0.33cm" draw:fill="none" draw:textarea-vertical-align="middle" draw:auto-grow-height="false" fo:min-height="0.749cm" fo:min-width="0.499cm" fo:padding-top="0.137cm" fo:padding-bottom="0.137cm" fo:padding-left="0.262cm" fo:padding-right="0.262cm"/>
    </style:style>
    <style:style style:name="gr10" style:family="graphic" style:parent-style-name="standard">
      <style:graphic-properties svg:stroke-width="0.051cm" svg:stroke-color="#0000ff" draw:marker-start="" draw:marker-start-width="0.381cm" draw:marker-end="Arrow_20_concave" draw:marker-end-width="0.203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ff" draw:marker-start="" draw:marker-start-width="0.381cm" draw:marker-end="" draw:marker-end-width="0.203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ff0000" draw:marker-start-width="0.381cm" draw:marker-end="Arrow_20_concave" draw:marker-end-width="0.203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Ultrafine_20_Dashed"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text-properties fo:font-size="7pt"/>
    </style:style>
    <style:style style:name="T1" style:family="text">
      <style:text-properties fo:font-size="12pt"/>
    </style:style>
    <style:style style:name="T2" style:family="text">
      <style:text-properties style:text-position="0% 100%" fo:font-size="12pt" fo:font-style="italic"/>
    </style:style>
    <style:style style:name="T3" style:family="text">
      <style:text-properties style:text-position="-33% 58%" fo:font-size="12pt" fo:font-style="italic"/>
    </style:style>
    <style:style style:name="T4" style:family="text">
      <style:text-properties fo:font-size="12pt" fo:font-style="italic"/>
    </style:style>
    <style:style style:name="T5" style:family="text">
      <style:text-properties fo:font-family="Symbol" fo:font-size="12pt" fo:font-style="italic"/>
    </style:style>
    <style:style style:name="T6" style:family="text">
      <style:text-properties fo:font-size="12pt" fo:font-style="normal"/>
    </style:style>
    <style:style style:name="T7" style:family="text">
      <style:text-properties style:text-position="33% 58%" fo:font-size="12pt" fo:font-style="italic"/>
    </style:style>
    <style:style style:name="T8" style:family="text">
      <style:text-properties fo:font-family="Symbol" fo:font-size="12pt" fo:font-style="normal"/>
    </style:style>
    <style:style style:name="T9" style:family="text">
      <style:text-properties style:text-position="-33% 58%" fo:font-size="12pt" fo:font-style="normal"/>
    </style:style>
    <style:style style:name="T10" style:family="text">
      <style:text-properties style:text-position="33% 58%" fo:font-size="12pt" fo:font-style="normal"/>
    </style:style>
    <style:style style:name="T11" style:family="text">
      <style:text-properties style:text-position="0% 100%" fo:font-size="12pt" fo:font-style="normal"/>
    </style:style>
    <style:style style:name="T12" style:family="text">
      <style:text-properties style:text-position="0% 100%" fo:font-family="Symbol" fo:font-size="12pt" fo:font-style="normal"/>
    </style:style>
    <style:style style:name="T13" style:family="text">
      <style:text-properties style:text-position="-33% 58%" fo:font-family="Arial" style:font-style-name="Regular" style:font-family-generic="swiss" style:font-pitch="variable" fo:font-size="12pt" fo:font-style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4" style:family="text">
      <style:text-properties style:text-position="-33% 58%" fo:font-family="Arial" style:font-style-name="Regular" style:font-family-generic="swiss" style:font-pitch="variable" fo:font-size="12pt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5" style:family="text">
      <style:text-properties style:text-position="0% 100%" fo:font-family="Arial" style:font-style-name="Regular" style:font-family-generic="swiss" style:font-pitch="variable" fo:font-size="12pt" fo:font-style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6" style:family="text">
      <style:text-properties style:text-position="0% 100%" fo:font-family="Symbol" fo:font-size="12pt" fo:font-style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7" style:family="text">
      <style:text-properties style:text-position="0% 100%" fo:font-family="Arial" style:font-style-name="Regular" style:font-family-generic="swiss" style:font-pitch="variable" fo:font-size="12pt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8" style:family="text">
      <style:text-properties style:text-position="0% 100%" fo:font-family="Arial" style:font-family-generic="swiss" style:font-pitch="variable" fo:font-size="12pt" fo:font-style="italic"/>
    </style:style>
    <style:style style:name="T19" style:family="text">
      <style:text-properties style:text-position="0% 100%" fo:font-family="Arial" style:font-family-generic="swiss" style:font-pitch="variable" fo:font-size="12pt" fo:font-style="normal"/>
    </style:style>
    <style:style style:name="T20" style:family="text">
      <style:text-properties style:text-position="-33% 58%" fo:font-family="Arial" style:font-family-generic="swiss" style:font-pitch="variable" fo:font-size="12pt" fo:font-style="normal"/>
    </style:style>
    <style:style style:name="T21" style:family="text">
      <style:text-properties style:text-position="-33% 58%" fo:font-family="Arial" style:font-family-generic="swiss" style:font-pitch="variable" fo:font-size="12pt" fo:font-style="italic"/>
    </style:style>
    <style:style style:name="T22" style:family="text">
      <style:text-properties fo:font-size="7pt" fo:font-style="italic"/>
    </style:style>
    <style:style style:name="T23" style:family="text">
      <style:text-properties style:text-position="-33% 58%" fo:font-size="7pt"/>
    </style:style>
    <style:style style:name="T24" style:family="text">
      <style:text-properties style:text-position="-33% 58%" fo:font-size="7pt" fo:font-style="normal"/>
    </style:style>
    <style:style style:name="T25" style:family="text">
      <style:text-properties style:text-position="-33% 58%" fo:font-size="7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.01cm" svg:height="0.725cm" svg:x="1.741cm" svg:y="1.21cm">
          <draw:text-box>
            <text:p text:style-name="P1"><text:span text:style-name="T1">Au</text:span></text:p>
          </draw:text-box>
        </draw:frame>
        <draw:frame draw:style-name="gr1" draw:text-style-name="P2" draw:layer="layout" svg:width="3.615cm" svg:height="2.019cm" svg:x="0.608cm" svg:y="2.979cm">
          <draw:text-box>
            <text:p text:style-name="P1"><text:span text:style-name="T2">D</text:span><text:span text:style-name="T3">4h</text:span><text:span text:style-name="T1">: </text:span><text:span text:style-name="T4">E, 2C</text:span><text:span text:style-name="T3">4</text:span><text:span text:style-name="T4">, C</text:span><text:span text:style-name="T3">2</text:span><text:span text:style-name="T4">,</text:span></text:p>
            <text:p text:style-name="P1"><text:span text:style-name="T4">2C</text:span><text:span text:style-name="T3">2</text:span><text:span text:style-name="T4">', 2C</text:span><text:span text:style-name="T3">2</text:span><text:span text:style-name="T4">'', i, 2S</text:span><text:span text:style-name="T3">4</text:span><text:span text:style-name="T4">,</text:span></text:p>
            <text:p text:style-name="P1"><text:span text:style-name="T5">s</text:span><text:span text:style-name="T3">h</text:span><text:span text:style-name="T4">, 2</text:span><text:span text:style-name="T5">s</text:span><text:span text:style-name="T3">v</text:span><text:span text:style-name="T4">, 2</text:span><text:span text:style-name="T5">s</text:span><text:span text:style-name="T3">d</text:span></text:p>
          </draw:text-box>
        </draw:frame>
        <draw:frame draw:style-name="gr1" draw:text-style-name="P2" draw:layer="layout" svg:width="4.507cm" svg:height="1.444cm" svg:x="4.408cm" svg:y="3.079cm">
          <draw:text-box>
            <text:p text:style-name="P1"><text:span text:style-name="T2">D</text:span><text:span text:style-name="T3">5h</text:span><text:span text:style-name="T1">: </text:span><text:span text:style-name="T4">E</text:span><text:span text:style-name="T6">,</text:span><text:span text:style-name="T4"> </text:span><text:span text:style-name="T6">2</text:span><text:span text:style-name="T4">C</text:span><text:span text:style-name="T3">5</text:span><text:span text:style-name="T4">, </text:span><text:span text:style-name="T6">2</text:span><text:span text:style-name="T4">C</text:span><text:span text:style-name="T3">5</text:span><text:span text:style-name="T7">2</text:span><text:span text:style-name="T4">,</text:span></text:p>
            <text:p text:style-name="P1"><text:span text:style-name="T6">5</text:span><text:span text:style-name="T4">C</text:span><text:span text:style-name="T3">2</text:span><text:span text:style-name="T4">, </text:span><text:span text:style-name="T8">s</text:span><text:span text:style-name="T3">h</text:span><text:span text:style-name="T4">, </text:span><text:span text:style-name="T6">2</text:span><text:span text:style-name="T4">S</text:span><text:span text:style-name="T9">5</text:span><text:span text:style-name="T4">, </text:span><text:span text:style-name="T6">2</text:span><text:span text:style-name="T4">S</text:span><text:span text:style-name="T9">5</text:span><text:span text:style-name="T10">2</text:span><text:span text:style-name="T4">, </text:span><text:span text:style-name="T6">5</text:span><text:span text:style-name="T8">s</text:span><text:span text:style-name="T3">v</text:span></text:p>
          </draw:text-box>
        </draw:frame>
        <draw:frame draw:style-name="gr1" draw:text-style-name="P2" draw:layer="layout" svg:width="4.151cm" svg:height="2.019cm" svg:x="8.736cm" svg:y="2.824cm">
          <draw:text-box>
            <text:p text:style-name="P1"><text:span text:style-name="T2">D</text:span><text:span text:style-name="T3">6h</text:span><text:span text:style-name="T1">: </text:span><text:span text:style-name="T4">E</text:span><text:span text:style-name="T6">,</text:span><text:span text:style-name="T4"> </text:span><text:span text:style-name="T6">2</text:span><text:span text:style-name="T4">C</text:span><text:span text:style-name="T9">6</text:span><text:span text:style-name="T4">, </text:span><text:span text:style-name="T6">2</text:span><text:span text:style-name="T4">C</text:span><text:span text:style-name="T9">3</text:span><text:span text:style-name="T4">, C</text:span><text:span text:style-name="T9">2</text:span><text:span text:style-name="T11">,</text:span></text:p>
            <text:p text:style-name="P1"><text:span text:style-name="T6">3</text:span><text:span text:style-name="T4">C</text:span><text:span text:style-name="T9">2</text:span><text:span text:style-name="T4">', </text:span><text:span text:style-name="T6">3</text:span><text:span text:style-name="T4">C</text:span><text:span text:style-name="T9">2</text:span><text:span text:style-name="T4">'', i, </text:span><text:span text:style-name="T6">2</text:span><text:span text:style-name="T4">S</text:span><text:span text:style-name="T9">3</text:span><text:span text:style-name="T4">, </text:span></text:p>
            <text:p text:style-name="P1"><text:span text:style-name="T6">2</text:span><text:span text:style-name="T4">S</text:span><text:span text:style-name="T9">6</text:span><text:span text:style-name="T4">, </text:span><text:span text:style-name="T8">s</text:span><text:span text:style-name="T3">h</text:span><text:span text:style-name="T4">, </text:span><text:span text:style-name="T6">3</text:span><text:span text:style-name="T8">s</text:span><text:span text:style-name="T3">d</text:span><text:span text:style-name="T11">, 3</text:span><text:span text:style-name="T12">s</text:span><text:span text:style-name="T3">v</text:span></text:p>
          </draw:text-box>
        </draw:frame>
        <draw:frame draw:style-name="gr1" draw:text-style-name="P2" draw:layer="layout" svg:width="3.572cm" svg:height="1.444cm" svg:x="0.709cm" svg:y="6.879cm">
          <draw:text-box>
            <text:p text:style-name="P1"><text:span text:style-name="T2">D</text:span><text:span text:style-name="T13">∞</text:span><text:span text:style-name="T14">h</text:span><text:span text:style-name="T1">: </text:span><text:span text:style-name="T4">E, 2C</text:span><text:span text:style-name="T13">∞</text:span><text:span text:style-name="T15">, ∞</text:span><text:span text:style-name="T16">s</text:span><text:span text:style-name="T14">v</text:span><text:span text:style-name="T15">,</text:span></text:p>
            <text:p text:style-name="P1"><text:span text:style-name="T17">i</text:span><text:span text:style-name="T15">, 2</text:span><text:span text:style-name="T17">S</text:span><text:span text:style-name="T13">∞</text:span><text:span text:style-name="T15">, </text:span><text:span text:style-name="T17">∞C</text:span><text:span text:style-name="T13">2</text:span></text:p>
          </draw:text-box>
        </draw:frame>
        <draw:frame draw:style-name="gr1" draw:text-style-name="P2" draw:layer="layout" svg:width="0.824cm" svg:height="0.725cm" svg:x="1.443cm" svg:y="5.715cm">
          <draw:text-box>
            <text:p text:style-name="P1"><text:span text:style-name="T1">O</text:span></text:p>
          </draw:text-box>
        </draw:frame>
        <draw:frame draw:style-name="gr1" draw:text-style-name="P2" draw:layer="layout" svg:width="0.824cm" svg:height="0.725cm" svg:x="2.443cm" svg:y="5.716cm">
          <draw:text-box>
            <text:p text:style-name="P1"><text:span text:style-name="T1">O</text:span></text:p>
          </draw:text-box>
        </draw:frame>
        <draw:line draw:style-name="gr2" draw:text-style-name="P3" draw:layer="layout" svg:x1="2.029cm" svg:y1="6.087cm" svg:x2="2.664cm" svg:y2="6.087cm">
          <text:p text:style-name="P1"/>
        </draw:line>
        <draw:frame draw:style-name="gr1" draw:text-style-name="P2" draw:layer="layout" svg:width="3.228cm" svg:height="1.444cm" svg:x="4.909cm" svg:y="6.97cm">
          <draw:text-box>
            <text:p text:style-name="P1"><text:span text:style-name="T2">D</text:span><text:span text:style-name="T3">2d</text:span><text:span text:style-name="T1">: </text:span><text:span text:style-name="T4">E, </text:span><text:span text:style-name="T6">2</text:span><text:span text:style-name="T4">S</text:span><text:span text:style-name="T9">4</text:span><text:span text:style-name="T4">, C</text:span><text:span text:style-name="T9">2</text:span><text:span text:style-name="T11">,</text:span></text:p>
            <text:p text:style-name="P1"><text:span text:style-name="T11">2</text:span><text:span text:style-name="T2">C</text:span><text:span text:style-name="T9">2</text:span><text:span text:style-name="T11">', 2</text:span><text:span text:style-name="T12">s</text:span><text:span text:style-name="T3">d</text:span><text:span text:style-name="T11"> </text:span></text:p>
          </draw:text-box>
        </draw:frame>
        <draw:frame draw:style-name="gr1" draw:text-style-name="P2" draw:layer="layout" svg:width="3.485cm" svg:height="1.444cm" svg:x="8.81cm" svg:y="7.007cm">
          <draw:text-box>
            <text:p text:style-name="P1"><text:span text:style-name="T2">D</text:span><text:span text:style-name="T9">3</text:span><text:span text:style-name="T3">d</text:span><text:span text:style-name="T1">: </text:span><text:span text:style-name="T4">E, 2C</text:span><text:span text:style-name="T3">3</text:span><text:span text:style-name="T11">, 3</text:span><text:span text:style-name="T2">C</text:span><text:span text:style-name="T9">2</text:span><text:span text:style-name="T11">,</text:span></text:p>
            <text:p text:style-name="P1"><text:span text:style-name="T18">i</text:span><text:span text:style-name="T12">, </text:span><text:span text:style-name="T19">2</text:span><text:span text:style-name="T18">S</text:span><text:span text:style-name="T20">6</text:span><text:span text:style-name="T19">,</text:span><text:span text:style-name="T12"> 3s</text:span><text:span text:style-name="T21">d</text:span><text:span text:style-name="T11"> </text:span></text:p>
          </draw:text-box>
        </draw:frame>
        <draw:custom-shape draw:style-name="gr3" draw:text-style-name="P3" draw:layer="layout" svg:width="0.635cm" svg:height="0.635cm" svg:x="10.161cm" svg:y="5.60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179cm" svg:height="0.646cm" draw:transform="rotate (-2.42199340299326) translate (10.529cm 6.296cm)">
          <text:p text:style-name="P1"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10.7cm" svg:y1="5.653cm" svg:x2="10.985cm" svg:y2="5.384cm">
          <text:p text:style-name="P1"/>
        </draw:line>
        <draw:custom-shape draw:style-name="gr4" draw:text-style-name="P3" draw:layer="layout" svg:width="0.179cm" svg:height="0.646cm" draw:transform="rotate (-2.42199340299326) translate (10.976cm 6.296cm)">
          <text:p text:style-name="P1"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10.285cm" svg:y1="5.654cm" svg:x2="10cm" svg:y2="5.385cm">
          <text:p text:style-name="P1"/>
        </draw:line>
        <draw:custom-shape draw:style-name="gr4" draw:text-style-name="P3" draw:layer="layout" svg:width="0.179cm" svg:height="0.646cm" draw:transform="rotate (-0.00785398163515907) translate (10.382cm 5.206cm)">
          <text:p text:style-name="P1"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10.453cm" svg:y1="6.658cm" svg:x2="10.457cm" svg:y2="6.266cm">
          <text:p text:style-name="P1"/>
        </draw:line>
        <draw:frame draw:style-name="gr1" draw:text-style-name="P2" draw:layer="layout" svg:width="0.803cm" svg:height="0.725cm" svg:x="10.048cm" svg:y="6.52cm">
          <draw:text-box>
            <text:p text:style-name="P1"><text:span text:style-name="T1">H</text:span></text:p>
          </draw:text-box>
        </draw:frame>
        <draw:frame draw:style-name="gr1" draw:text-style-name="P2" draw:layer="layout" svg:width="0.803cm" svg:height="0.725cm" svg:x="9.449cm" svg:y="4.885cm">
          <draw:text-box>
            <text:p text:style-name="P1"><text:span text:style-name="T1">H</text:span></text:p>
          </draw:text-box>
        </draw:frame>
        <draw:frame draw:style-name="gr1" draw:text-style-name="P2" draw:layer="layout" svg:width="0.803cm" svg:height="0.725cm" svg:x="10.076cm" svg:y="4.621cm">
          <draw:text-box>
            <text:p text:style-name="P1"><text:span text:style-name="T1">H</text:span></text:p>
          </draw:text-box>
        </draw:frame>
        <draw:frame draw:style-name="gr1" draw:text-style-name="P2" draw:layer="layout" svg:width="0.803cm" svg:height="0.725cm" svg:x="10.696cm" svg:y="6.186cm">
          <draw:text-box>
            <text:p text:style-name="P1"><text:span text:style-name="T1">H</text:span></text:p>
          </draw:text-box>
        </draw:frame>
        <draw:frame draw:style-name="gr1" draw:text-style-name="P2" draw:layer="layout" svg:width="0.803cm" svg:height="0.725cm" svg:x="10.741cm" svg:y="4.885cm">
          <draw:text-box>
            <text:p text:style-name="P1"><text:span text:style-name="T1">H</text:span></text:p>
          </draw:text-box>
        </draw:frame>
        <draw:frame draw:style-name="gr1" draw:text-style-name="P2" draw:layer="layout" svg:width="0.803cm" svg:height="0.725cm" svg:x="9.441cm" svg:y="6.185cm">
          <draw:text-box>
            <text:p text:style-name="P1"><text:span text:style-name="T1">H</text:span></text:p>
          </draw:text-box>
        </draw:frame>
        <draw:frame draw:style-name="gr1" draw:text-style-name="P2" draw:layer="layout" svg:width="3.772cm" svg:height="1.444cm" svg:x="0.809cm" svg:y="15.379cm">
          <draw:text-box>
            <text:p text:style-name="P1"><text:span text:style-name="T2">D</text:span><text:span text:style-name="T9">4</text:span><text:span text:style-name="T3">d</text:span><text:span text:style-name="T1">: </text:span><text:span text:style-name="T4">E, </text:span><text:span text:style-name="T6">2</text:span><text:span text:style-name="T4">S</text:span><text:span text:style-name="T9">8</text:span><text:span text:style-name="T4">, </text:span><text:span text:style-name="T6">2</text:span><text:span text:style-name="T4">C</text:span><text:span text:style-name="T9">4</text:span><text:span text:style-name="T4">,</text:span></text:p>
            <text:p text:style-name="P1"><text:span text:style-name="T6">2</text:span><text:span text:style-name="T4">S</text:span><text:span text:style-name="T9">8</text:span><text:span text:style-name="T10">3</text:span><text:span text:style-name="T4">, C</text:span><text:span text:style-name="T9">2</text:span><text:span text:style-name="T11">, 4</text:span><text:span text:style-name="T2">C</text:span><text:span text:style-name="T9">2</text:span><text:span text:style-name="T11">'</text:span><text:span text:style-name="T2">, </text:span><text:span text:style-name="T11">4</text:span><text:span text:style-name="T12">s</text:span><text:span text:style-name="T3">d</text:span></text:p>
          </draw:text-box>
        </draw:frame>
        <draw:frame draw:style-name="gr6" draw:text-style-name="P2" draw:layer="layout" svg:width="1.158cm" svg:height="0.801cm" svg:x="2.14cm" svg:y="9.925cm">
          <draw:text-box>
            <text:p text:style-name="P1"><text:span text:style-name="T1">Mn</text:span></text:p>
          </draw:text-box>
        </draw:frame>
        <draw:custom-shape draw:style-name="gr4" draw:text-style-name="P3" draw:layer="layout" svg:width="0.179cm" svg:height="0.646cm" draw:transform="rotate (-2.42199340299326) translate (2.476cm 10.951cm)">
          <text:p text:style-name="P1"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179cm" svg:height="0.646cm" draw:transform="rotate (-2.42199340299326) translate (3.341cm 10.042cm)">
          <text:p text:style-name="P1"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1.702cm" svg:y1="10.332cm" svg:x2="2.337cm" svg:y2="10.332cm">
          <text:p text:style-name="P1"/>
        </draw:line>
        <draw:line draw:style-name="gr2" draw:text-style-name="P3" draw:layer="layout" svg:x1="3.003cm" svg:y1="10.332cm" svg:x2="3.638cm" svg:y2="10.332cm">
          <text:p text:style-name="P1"/>
        </draw:line>
        <draw:line draw:style-name="gr5" draw:text-style-name="P3" draw:layer="layout" svg:x1="2.653cm" svg:y1="10.058cm" svg:x2="2.653cm" svg:y2="9.549cm">
          <text:p text:style-name="P1"/>
        </draw:line>
        <draw:frame draw:style-name="gr6" draw:text-style-name="P2" draw:layer="layout" svg:width="0.879cm" svg:height="0.801cm" svg:x="1.391cm" svg:y="10.807cm">
          <draw:text-box>
            <text:p text:style-name="P1"><text:span text:style-name="T1">C</text:span></text:p>
          </draw:text-box>
        </draw:frame>
        <draw:frame draw:style-name="gr6" draw:text-style-name="P2" draw:layer="layout" svg:width="1.2cm" svg:height="0.801cm" svg:x="0.727cm" svg:y="9.935cm">
          <draw:text-box>
            <text:p text:style-name="P1"><text:span text:style-name="T1">OC</text:span></text:p>
          </draw:text-box>
        </draw:frame>
        <draw:frame draw:style-name="gr6" draw:text-style-name="P2" draw:layer="layout" svg:width="1.2cm" svg:height="0.801cm" svg:x="3.427cm" svg:y="9.936cm">
          <draw:text-box>
            <text:p text:style-name="P1"><text:span text:style-name="T1">CO</text:span></text:p>
          </draw:text-box>
        </draw:frame>
        <draw:frame draw:style-name="gr6" draw:text-style-name="P2" draw:layer="layout" svg:width="0.879cm" svg:height="0.801cm" svg:x="2.981cm" svg:y="9.037cm">
          <draw:text-box>
            <text:p text:style-name="P1"><text:span text:style-name="T1">C</text:span></text:p>
          </draw:text-box>
        </draw:frame>
        <draw:frame draw:style-name="gr6" draw:text-style-name="P2" draw:layer="layout" svg:width="0.9cm" svg:height="1.275cm" svg:x="2.208cm" svg:y="8.446cm">
          <draw:text-box>
            <text:p text:style-name="P1"><text:span text:style-name="T1">O</text:span></text:p>
            <text:p text:style-name="P1"><text:span text:style-name="T1">C</text:span></text:p>
          </draw:text-box>
        </draw:frame>
        <draw:frame draw:style-name="gr1" draw:text-style-name="P2" draw:layer="layout" svg:width="3.18cm" svg:height="0.869cm" svg:x="5.209cm" svg:y="15.379cm">
          <draw:text-box>
            <text:p text:style-name="P1"><text:span text:style-name="T4">C</text:span><text:span text:style-name="T13">2</text:span><text:span text:style-name="T14">h</text:span><text:span text:style-name="T1">: </text:span><text:span text:style-name="T4">E, C</text:span><text:span text:style-name="T13">2</text:span><text:span text:style-name="T2">, i, </text:span><text:span text:style-name="T12">s</text:span><text:span text:style-name="T3">h</text:span></text:p>
          </draw:text-box>
        </draw:frame>
        <draw:frame draw:style-name="gr1" draw:text-style-name="P2" draw:layer="layout" svg:width="3.773cm" svg:height="1.444cm" svg:x="8.911cm" svg:y="15.217cm">
          <draw:text-box>
            <text:p text:style-name="P1"><text:span text:style-name="T2">C</text:span><text:span text:style-name="T3">3h</text:span><text:span text:style-name="T1">: </text:span><text:span text:style-name="T4">E, C</text:span><text:span text:style-name="T9">3</text:span><text:span text:style-name="T4">, C</text:span><text:span text:style-name="T9">3</text:span><text:span text:style-name="T10">2</text:span><text:span text:style-name="T4">, </text:span><text:span text:style-name="T8">s</text:span><text:span text:style-name="T3">h</text:span><text:span text:style-name="T4">,</text:span></text:p>
            <text:p text:style-name="P1"><text:span text:style-name="T4">S</text:span><text:span text:style-name="T9">3</text:span><text:span text:style-name="T4">, S</text:span><text:span text:style-name="T9">3</text:span><text:span text:style-name="T10">5</text:span></text:p>
          </draw:text-box>
        </draw:frame>
        <draw:frame draw:style-name="gr1" draw:text-style-name="P2" draw:layer="layout" svg:width="0.777cm" svg:height="0.725cm" svg:x="10.744cm" svg:y="11.329cm">
          <draw:text-box>
            <text:p text:style-name="P1"><text:span text:style-name="T1">B</text:span></text:p>
          </draw:text-box>
        </draw:frame>
        <draw:line draw:style-name="gr5" draw:text-style-name="P3" draw:layer="layout" svg:x1="10.846cm" svg:y1="11.928cm" svg:x2="10.425cm" svg:y2="12.304cm">
          <text:p text:style-name="P1"/>
        </draw:line>
        <draw:frame draw:style-name="gr1" draw:text-style-name="P2" draw:layer="layout" svg:width="0.824cm" svg:height="0.725cm" svg:x="9.901cm" svg:y="12.079cm">
          <draw:text-box>
            <text:p text:style-name="P1"><text:span text:style-name="T1">O</text:span></text:p>
          </draw:text-box>
        </draw:frame>
        <draw:frame draw:style-name="gr1" draw:text-style-name="P2" draw:layer="layout" svg:width="0.824cm" svg:height="0.725cm" svg:x="11.476cm" svg:y="12.079cm">
          <draw:text-box>
            <text:p text:style-name="P1"><text:span text:style-name="T1">O</text:span></text:p>
          </draw:text-box>
        </draw:frame>
        <draw:line draw:style-name="gr5" draw:text-style-name="P3" draw:layer="layout" svg:x1="11.116cm" svg:y1="11.405cm" svg:x2="11.116cm" svg:y2="10.896cm">
          <text:p text:style-name="P1"/>
        </draw:line>
        <draw:line draw:style-name="gr5" draw:text-style-name="P3" draw:layer="layout" svg:x1="11.343cm" svg:y1="11.928cm" svg:x2="11.764cm" svg:y2="12.304cm">
          <text:p text:style-name="P1"/>
        </draw:line>
        <draw:frame draw:style-name="gr1" draw:text-style-name="P2" draw:layer="layout" svg:width="0.824cm" svg:height="0.725cm" svg:x="10.7cm" svg:y="10.344cm">
          <draw:text-box>
            <text:p text:style-name="P1"><text:span text:style-name="T1">O</text:span></text:p>
          </draw:text-box>
        </draw:frame>
        <draw:line draw:style-name="gr2" draw:text-style-name="P3" draw:layer="layout" svg:x1="1.224cm" svg:y1="1.574cm" svg:x2="1.859cm" svg:y2="1.574cm">
          <text:p text:style-name="P1"/>
        </draw:line>
        <draw:line draw:style-name="gr2" draw:text-style-name="P3" draw:layer="layout" svg:x1="2.625cm" svg:y1="1.574cm" svg:x2="3.26cm" svg:y2="1.574cm">
          <text:p text:style-name="P1"/>
        </draw:line>
        <draw:line draw:style-name="gr5" draw:text-style-name="P3" draw:layer="layout" svg:x1="2.253cm" svg:y1="1.259cm" svg:x2="2.253cm" svg:y2="0.75cm">
          <text:p text:style-name="P1"/>
        </draw:line>
        <draw:line draw:style-name="gr5" draw:text-style-name="P3" draw:layer="layout" svg:x1="2.253cm" svg:y1="2.46cm" svg:x2="2.253cm" svg:y2="1.951cm">
          <text:p text:style-name="P1"/>
        </draw:line>
        <draw:frame draw:style-name="gr1" draw:text-style-name="P2" draw:layer="layout" svg:width="0.896cm" svg:height="0.725cm" svg:x="3.079cm" svg:y="1.216cm">
          <draw:text-box>
            <text:p text:style-name="P1"><text:span text:style-name="T1">Cl</text:span></text:p>
          </draw:text-box>
        </draw:frame>
        <draw:frame draw:style-name="gr1" draw:text-style-name="P2" draw:layer="layout" svg:width="0.896cm" svg:height="0.725cm" svg:x="0.479cm" svg:y="1.217cm">
          <draw:text-box>
            <text:p text:style-name="P1"><text:span text:style-name="T1">Cl</text:span></text:p>
          </draw:text-box>
        </draw:frame>
        <draw:frame draw:style-name="gr1" draw:text-style-name="P2" draw:layer="layout" svg:width="0.896cm" svg:height="0.725cm" svg:x="1.779cm" svg:y="2.318cm">
          <draw:text-box>
            <text:p text:style-name="P1"><text:span text:style-name="T1">Cl</text:span></text:p>
          </draw:text-box>
        </draw:frame>
        <draw:frame draw:style-name="gr1" draw:text-style-name="P2" draw:layer="layout" svg:width="0.896cm" svg:height="0.725cm" svg:x="1.779cm" svg:y="0.14cm">
          <draw:text-box>
            <text:p text:style-name="P1"><text:span text:style-name="T1">Cl</text:span></text:p>
          </draw:text-box>
        </draw:frame>
        <draw:custom-shape draw:style-name="gr7" draw:text-style-name="P3" draw:layer="layout" svg:width="1.3cm" svg:height="0.761cm" svg:x="5.715cm" svg:y="1.905cm">
          <text:p text:style-name="P1"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7" draw:text-style-name="P3" draw:layer="layout" svg:width="1.3cm" svg:height="0.761cm" svg:x="5.715cm" svg:y="0.406cm">
          <text:p text:style-name="P1"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8" draw:text-style-name="P3" draw:layer="layout" svg:x1="5.968cm" svg:y1="1.167cm" svg:x2="5.968cm" svg:y2="2.666cm">
          <text:p text:style-name="P1"/>
        </draw:line>
        <draw:line draw:style-name="gr8" draw:text-style-name="P3" draw:layer="layout" svg:x1="6.768cm" svg:y1="1.168cm" svg:x2="6.768cm" svg:y2="2.667cm">
          <text:p text:style-name="P1"/>
        </draw:line>
        <draw:line draw:style-name="gr8" draw:text-style-name="P3" draw:layer="layout" svg:x1="5.714cm" svg:y1="0.668cm" svg:x2="5.714cm" svg:y2="2.167cm">
          <text:p text:style-name="P1"/>
        </draw:line>
        <draw:line draw:style-name="gr8" draw:text-style-name="P3" draw:layer="layout" svg:x1="7.014cm" svg:y1="0.669cm" svg:x2="7.014cm" svg:y2="2.168cm">
          <text:p text:style-name="P1"/>
        </draw:line>
        <draw:custom-shape draw:style-name="gr9" draw:text-style-name="P3" draw:layer="layout" svg:width="0.507cm" svg:height="0.372cm" svg:x="6.118cm" svg:y="0.621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3" draw:layer="layout" svg:width="0.507cm" svg:height="0.372cm" svg:x="6.119cm" svg:y="2.13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3" draw:layer="layout" svg:width="1.27cm" svg:height="0.635cm" svg:x="9.858cm" svg:y="0.524cm">
          <text:p text:style-name="P1"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3" draw:layer="layout" svg:width="1.27cm" svg:height="0.635cm" svg:x="9.858cm" svg:y="2.043cm">
          <text:p text:style-name="P1"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8" draw:text-style-name="P3" draw:layer="layout" svg:x1="11.147cm" svg:y1="0.824cm" svg:x2="11.147cm" svg:y2="2.323cm">
          <text:p text:style-name="P1"/>
        </draw:line>
        <draw:line draw:style-name="gr8" draw:text-style-name="P3" draw:layer="layout" svg:x1="9.847cm" svg:y1="0.825cm" svg:x2="9.847cm" svg:y2="2.324cm">
          <text:p text:style-name="P1"/>
        </draw:line>
        <draw:line draw:style-name="gr8" draw:text-style-name="P3" draw:layer="layout" svg:x1="10.82cm" svg:y1="1.143cm" svg:x2="10.82cm" svg:y2="2.642cm">
          <text:p text:style-name="P1"/>
        </draw:line>
        <draw:line draw:style-name="gr8" draw:text-style-name="P3" draw:layer="layout" svg:x1="10.147cm" svg:y1="1.152cm" svg:x2="10.147cm" svg:y2="2.651cm">
          <text:p text:style-name="P1"/>
        </draw:line>
        <draw:custom-shape draw:style-name="gr9" draw:text-style-name="P3" draw:layer="layout" svg:width="0.507cm" svg:height="0.372cm" svg:x="10.252cm" svg:y="0.639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3" draw:layer="layout" svg:width="0.507cm" svg:height="0.372cm" svg:x="10.253cm" svg:y="2.166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10" draw:text-style-name="P3" draw:layer="layout" svg:x1="6.377cm" svg:y1="0.808cm" svg:x2="6.377cm" svg:y2="0.173cm">
          <text:p text:style-name="P1"/>
        </draw:line>
        <draw:line draw:style-name="gr11" draw:text-style-name="P3" draw:layer="layout" svg:x1="6.361cm" svg:y1="2.299cm" svg:x2="6.359cm" svg:y2="1.174cm">
          <text:p text:style-name="P1"/>
        </draw:line>
        <draw:frame draw:style-name="gr1" draw:text-style-name="P4" draw:layer="layout" svg:width="0.76cm" svg:height="0.585cm" svg:x="6.206cm" svg:y="-0.108cm">
          <draw:text-box>
            <text:p text:style-name="P1"><text:span text:style-name="T22">C</text:span><text:span text:style-name="T23">5</text:span></text:p>
          </draw:text-box>
        </draw:frame>
        <draw:line draw:style-name="gr12" draw:text-style-name="P3" draw:layer="layout" svg:x1="5.543cm" svg:y1="1.675cm" svg:x2="7.448cm" svg:y2="1.675cm">
          <text:p text:style-name="P1"/>
        </draw:line>
        <draw:frame draw:style-name="gr1" draw:text-style-name="P2" draw:layer="layout" svg:width="1.035cm" svg:height="0.725cm" svg:x="5.841cm" svg:y="1.311cm">
          <draw:text-box>
            <text:p text:style-name="P1"><text:span text:style-name="T1">Ru</text:span></text:p>
          </draw:text-box>
        </draw:frame>
        <draw:frame draw:style-name="gr1" draw:text-style-name="P4" draw:layer="layout" svg:width="0.76cm" svg:height="0.585cm" svg:x="7.206cm" svg:y="1.283cm">
          <draw:text-box>
            <text:p text:style-name="P1"><text:span text:style-name="T22">C</text:span><text:span text:style-name="T24">2</text:span></text:p>
          </draw:text-box>
        </draw:frame>
        <draw:line draw:style-name="gr10" draw:text-style-name="P3" draw:layer="layout" svg:x1="10.513cm" svg:y1="0.853cm" svg:x2="10.513cm" svg:y2="0.218cm">
          <text:p text:style-name="P1"/>
        </draw:line>
        <draw:line draw:style-name="gr11" draw:text-style-name="P3" draw:layer="layout" svg:x1="10.497cm" svg:y1="2.308cm" svg:x2="10.495cm" svg:y2="1.183cm">
          <text:p text:style-name="P1"/>
        </draw:line>
        <draw:frame draw:style-name="gr1" draw:text-style-name="P4" draw:layer="layout" svg:width="0.76cm" svg:height="0.585cm" svg:x="10.406cm" svg:y="-0.007cm">
          <draw:text-box>
            <text:p text:style-name="P1"><text:span text:style-name="T22">C</text:span><text:span text:style-name="T25">6</text:span></text:p>
          </draw:text-box>
        </draw:frame>
        <draw:line draw:style-name="gr12" draw:text-style-name="P3" draw:layer="layout" svg:x1="9.637cm" svg:y1="1.74cm" svg:x2="11.542cm" svg:y2="1.74cm">
          <text:p text:style-name="P1"/>
        </draw:line>
        <draw:frame draw:style-name="gr1" draw:text-style-name="P4" draw:layer="layout" svg:width="0.76cm" svg:height="0.585cm" svg:x="11.3cm" svg:y="1.348cm">
          <draw:text-box>
            <text:p text:style-name="P1"><text:span text:style-name="T22">C</text:span><text:span text:style-name="T24">2</text:span></text:p>
          </draw:text-box>
        </draw:frame>
        <draw:frame draw:style-name="gr1" draw:text-style-name="P2" draw:layer="layout" svg:width="0.942cm" svg:height="0.725cm" svg:x="10.02cm" svg:y="1.358cm">
          <draw:text-box>
            <text:p text:style-name="P1"><text:span text:style-name="T1">Cr</text:span></text:p>
          </draw:text-box>
        </draw:frame>
        <draw:frame draw:style-name="gr1" draw:text-style-name="P2" draw:layer="layout" svg:width="2.344cm" svg:height="0.725cm" svg:x="5.243cm" svg:y="5.717cm">
          <draw:text-box>
            <text:p text:style-name="P1"><text:span text:style-name="T1">C = C = C</text:span></text:p>
          </draw:text-box>
        </draw:frame>
        <draw:line draw:style-name="gr5" draw:text-style-name="P3" draw:layer="layout" svg:x1="7.329cm" svg:y1="5.901cm" svg:x2="7.614cm" svg:y2="5.632cm">
          <text:p text:style-name="P1"/>
        </draw:line>
        <draw:line draw:style-name="gr5" draw:text-style-name="P3" draw:layer="layout" svg:x1="7.328cm" svg:y1="6.26cm" svg:x2="7.613cm" svg:y2="6.529cm">
          <text:p text:style-name="P1"/>
        </draw:line>
        <draw:frame draw:style-name="gr1" draw:text-style-name="P2" draw:layer="layout" svg:width="0.803cm" svg:height="0.725cm" svg:x="4.642cm" svg:y="6.322cm">
          <draw:text-box>
            <text:p text:style-name="P1"><text:span text:style-name="T1">H</text:span></text:p>
          </draw:text-box>
        </draw:frame>
        <draw:frame draw:style-name="gr1" draw:text-style-name="P2" draw:layer="layout" svg:width="0.803cm" svg:height="0.725cm" svg:x="4.643cm" svg:y="5.087cm">
          <draw:text-box>
            <text:p text:style-name="P1"><text:span text:style-name="T1">H</text:span></text:p>
          </draw:text-box>
        </draw:frame>
        <draw:frame draw:style-name="gr1" draw:text-style-name="P2" draw:layer="layout" svg:width="0.803cm" svg:height="0.725cm" svg:x="7.408cm" svg:y="5.088cm">
          <draw:text-box>
            <text:p text:style-name="P1"><text:span text:style-name="T1">H</text:span></text:p>
          </draw:text-box>
        </draw:frame>
        <draw:frame draw:style-name="gr1" draw:text-style-name="P2" draw:layer="layout" svg:width="0.803cm" svg:height="0.725cm" svg:x="7.409cm" svg:y="6.289cm">
          <draw:text-box>
            <text:p text:style-name="P1"><text:span text:style-name="T1">H</text:span></text:p>
          </draw:text-box>
        </draw:frame>
        <draw:frame draw:style-name="gr6" draw:text-style-name="P2" draw:layer="layout" svg:width="0.9cm" svg:height="0.801cm" svg:x="1.137cm" svg:y="11.09cm">
          <draw:text-box>
            <text:p text:style-name="P1"><text:span text:style-name="T1">O</text:span></text:p>
          </draw:text-box>
        </draw:frame>
        <draw:frame draw:style-name="gr6" draw:text-style-name="P2" draw:layer="layout" svg:width="0.9cm" svg:height="0.801cm" svg:x="3.228cm" svg:y="8.755cm">
          <draw:text-box>
            <text:p text:style-name="P1"><text:span text:style-name="T1">O</text:span></text:p>
          </draw:text-box>
        </draw:frame>
        <draw:frame draw:style-name="gr6" draw:text-style-name="P2" draw:layer="layout" svg:width="1.158cm" svg:height="0.801cm" svg:x="2.14cm" svg:y="12.926cm">
          <draw:text-box>
            <text:p text:style-name="P1"><text:span text:style-name="T1">Mn</text:span></text:p>
          </draw:text-box>
        </draw:frame>
        <draw:custom-shape draw:style-name="gr4" draw:text-style-name="P3" draw:layer="layout" svg:width="0.179cm" svg:height="0.646cm" draw:transform="rotate (-2.42199340299326) translate (2.476cm 13.952cm)">
          <text:p text:style-name="P1"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179cm" svg:height="0.646cm" draw:transform="rotate (-2.42199340299326) translate (3.341cm 13.043cm)">
          <text:p text:style-name="P1"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2" draw:layer="layout" svg:width="0.879cm" svg:height="0.801cm" svg:x="1.391cm" svg:y="13.808cm">
          <draw:text-box>
            <text:p text:style-name="P1"><text:span text:style-name="T1">C</text:span></text:p>
          </draw:text-box>
        </draw:frame>
        <draw:frame draw:style-name="gr6" draw:text-style-name="P2" draw:layer="layout" svg:width="0.879cm" svg:height="0.801cm" svg:x="1.354cm" svg:y="12cm">
          <draw:text-box>
            <text:p text:style-name="P1"><text:span text:style-name="T1">C</text:span></text:p>
          </draw:text-box>
        </draw:frame>
        <draw:frame draw:style-name="gr6" draw:text-style-name="P2" draw:layer="layout" svg:width="0.879cm" svg:height="0.801cm" svg:x="3.09cm" svg:y="13.938cm">
          <draw:text-box>
            <text:p text:style-name="P1"><text:span text:style-name="T1">C</text:span></text:p>
          </draw:text-box>
        </draw:frame>
        <draw:frame draw:style-name="gr6" draw:text-style-name="P2" draw:layer="layout" svg:width="0.879cm" svg:height="0.801cm" svg:x="2.981cm" svg:y="12.038cm">
          <draw:text-box>
            <text:p text:style-name="P1"><text:span text:style-name="T1">C</text:span></text:p>
          </draw:text-box>
        </draw:frame>
        <draw:frame draw:style-name="gr6" draw:text-style-name="P2" draw:layer="layout" svg:width="0.9cm" svg:height="0.801cm" svg:x="1.137cm" svg:y="14.091cm">
          <draw:text-box>
            <text:p text:style-name="P1"><text:span text:style-name="T1">O</text:span></text:p>
          </draw:text-box>
        </draw:frame>
        <draw:frame draw:style-name="gr6" draw:text-style-name="P2" draw:layer="layout" svg:width="0.9cm" svg:height="0.801cm" svg:x="3.228cm" svg:y="11.756cm">
          <draw:text-box>
            <text:p text:style-name="P1"><text:span text:style-name="T1">O</text:span></text:p>
          </draw:text-box>
        </draw:frame>
        <draw:line draw:style-name="gr5" draw:text-style-name="P3" draw:layer="layout" svg:x1="2.653cm" svg:y1="14.159cm" svg:x2="2.653cm" svg:y2="13.65cm">
          <text:p text:style-name="P1"/>
        </draw:line>
        <draw:frame draw:style-name="gr6" draw:text-style-name="P2" draw:layer="layout" svg:width="0.9cm" svg:height="1.275cm" svg:x="2.19cm" svg:y="14.019cm">
          <draw:text-box>
            <text:p text:style-name="P1"><text:span text:style-name="T1">C</text:span></text:p>
            <text:p text:style-name="P1"><text:span text:style-name="T1">O</text:span></text:p>
          </draw:text-box>
        </draw:frame>
        <draw:custom-shape draw:style-name="gr4" draw:text-style-name="P3" draw:layer="layout" svg:width="0.179cm" svg:height="0.646cm" draw:transform="rotate (-2.42199340299326) translate (3.431cm 14.033cm)">
          <text:p text:style-name="P1"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2" draw:layer="layout" svg:width="0.9cm" svg:height="0.801cm" svg:x="3.327cm" svg:y="14.212cm">
          <draw:text-box>
            <text:p text:style-name="P1"><text:span text:style-name="T1">O</text:span></text:p>
          </draw:text-box>
        </draw:frame>
        <draw:custom-shape draw:style-name="gr4" draw:text-style-name="P3" draw:layer="layout" svg:width="0.179cm" svg:height="0.646cm" draw:transform="rotate (-2.42199340299326) translate (2.477cm 13.015cm)">
          <text:p text:style-name="P1"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2" draw:layer="layout" svg:width="0.9cm" svg:height="0.801cm" svg:x="1.064cm" svg:y="11.746cm">
          <draw:text-box>
            <text:p text:style-name="P1"><text:span text:style-name="T1">O</text:span></text:p>
          </draw:text-box>
        </draw:frame>
        <draw:line draw:style-name="gr13" draw:text-style-name="P3" draw:layer="layout" svg:x1="2.653cm" svg:y1="12.887cm" svg:x2="2.655cm" svg:y2="10.601cm">
          <text:p text:style-name="P1"/>
        </draw:line>
        <draw:frame draw:style-name="gr1" draw:text-style-name="P2" draw:layer="layout" svg:width="1.573cm" svg:height="0.725cm" svg:x="5.943cm" svg:y="11.717cm">
          <draw:text-box>
            <text:p text:style-name="P1"><text:span text:style-name="T1">C = C</text:span></text:p>
          </draw:text-box>
        </draw:frame>
        <draw:line draw:style-name="gr5" draw:text-style-name="P3" draw:layer="layout" svg:x1="6.213cm" svg:y1="11.9cm" svg:x2="5.928cm" svg:y2="11.631cm">
          <text:p text:style-name="P1"/>
        </draw:line>
        <draw:line draw:style-name="gr5" draw:text-style-name="P3" draw:layer="layout" svg:x1="6.214cm" svg:y1="12.259cm" svg:x2="5.929cm" svg:y2="12.528cm">
          <text:p text:style-name="P1"/>
        </draw:line>
        <draw:line draw:style-name="gr5" draw:text-style-name="P3" draw:layer="layout" svg:x1="7.329cm" svg:y1="11.901cm" svg:x2="7.614cm" svg:y2="11.632cm">
          <text:p text:style-name="P1"/>
        </draw:line>
        <draw:line draw:style-name="gr5" draw:text-style-name="P3" draw:layer="layout" svg:x1="7.328cm" svg:y1="12.26cm" svg:x2="7.613cm" svg:y2="12.529cm">
          <text:p text:style-name="P1"/>
        </draw:line>
        <draw:frame draw:style-name="gr1" draw:text-style-name="P2" draw:layer="layout" svg:width="0.896cm" svg:height="0.725cm" svg:x="5.261cm" svg:y="12.358cm">
          <draw:text-box>
            <text:p text:style-name="P1"><text:span text:style-name="T1">Cl</text:span></text:p>
          </draw:text-box>
        </draw:frame>
        <draw:frame draw:style-name="gr1" draw:text-style-name="P2" draw:layer="layout" svg:width="0.803cm" svg:height="0.725cm" svg:x="5.343cm" svg:y="11.087cm">
          <draw:text-box>
            <text:p text:style-name="P1"><text:span text:style-name="T1">H</text:span></text:p>
          </draw:text-box>
        </draw:frame>
        <draw:frame draw:style-name="gr1" draw:text-style-name="P2" draw:layer="layout" svg:width="0.896cm" svg:height="0.725cm" svg:x="7.372cm" svg:y="11.115cm">
          <draw:text-box>
            <text:p text:style-name="P1"><text:span text:style-name="T1">Cl</text:span></text:p>
          </draw:text-box>
        </draw:frame>
        <draw:frame draw:style-name="gr1" draw:text-style-name="P2" draw:layer="layout" svg:width="0.803cm" svg:height="0.725cm" svg:x="7.409cm" svg:y="12.289cm">
          <draw:text-box>
            <text:p text:style-name="P1"><text:span text:style-name="T1">H</text:span></text:p>
          </draw:text-box>
        </draw:frame>
        <draw:line draw:style-name="gr5" draw:text-style-name="P3" draw:layer="layout" svg:x1="11.761cm" svg:y1="12.575cm" svg:x2="11.476cm" svg:y2="12.844cm">
          <text:p text:style-name="P1"/>
        </draw:line>
        <draw:line draw:style-name="gr5" draw:text-style-name="P3" draw:layer="layout" svg:x1="10.177cm" svg:y1="12.301cm" svg:x2="9.892cm" svg:y2="12.032cm">
          <text:p text:style-name="P1"/>
        </draw:line>
        <draw:line draw:style-name="gr2" draw:text-style-name="P3" draw:layer="layout" svg:x1="11.286cm" svg:y1="10.696cm" svg:x2="11.69cm" svg:y2="10.696cm">
          <text:p text:style-name="P1"/>
        </draw:line>
        <draw:frame draw:style-name="gr1" draw:text-style-name="P2" draw:layer="layout" svg:width="0.803cm" svg:height="0.725cm" svg:x="9.31cm" svg:y="11.49cm">
          <draw:text-box>
            <text:p text:style-name="P1"><text:span text:style-name="T1">H</text:span></text:p>
          </draw:text-box>
        </draw:frame>
        <draw:frame draw:style-name="gr1" draw:text-style-name="P2" draw:layer="layout" svg:width="0.803cm" svg:height="0.725cm" svg:x="11.475cm" svg:y="10.345cm">
          <draw:text-box>
            <text:p text:style-name="P1"><text:span text:style-name="T1">H</text:span></text:p>
          </draw:text-box>
        </draw:frame>
        <draw:frame draw:style-name="gr1" draw:text-style-name="P2" draw:layer="layout" svg:width="0.803cm" svg:height="0.725cm" svg:x="10.903cm" svg:y="12.691cm">
          <draw:text-box>
            <text:p text:style-name="P1"><text:span text:style-name="T1">H</text:span></text:p>
          </draw:text-box>
        </draw:frame>
        <draw:custom-shape draw:style-name="gr4" draw:text-style-name="P3" draw:layer="layout" svg:width="0.179cm" svg:height="0.412cm" draw:transform="rotate (-2.42199340299326) translate (5.591cm 5.866cm)">
          <text:p text:style-name="P1"/>
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179cm" svg:height="0.412cm" draw:transform="rotate (-2.42199340299326) translate (5.561cm 6.496cm)">
          <text:p text:style-name="P1"/>
          <draw:enhanced-geometry svg:viewBox="0 0 21600 21600" draw:mirror-vertical="false" draw:glue-points="1080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7.7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7T15:47:16</meta:creation-date>
    <dc:creator>Jussi Eloranta</dc:creator>
    <dc:date>2007-04-10T16:54:26</dc:date>
    <dc:language>en-US</dc:language>
    <meta:editing-cycles>100</meta:editing-cycles>
    <meta:editing-duration>PT3H30M48S</meta:editing-duration>
    <meta:user-defined meta:name="Info 1"/>
    <meta:user-defined meta:name="Info 2"/>
    <meta:user-defined meta:name="Info 3"/>
    <meta:user-defined meta:name="Info 4"/>
    <meta:document-statistic meta:object-count="122"/>
  </office:meta>
</office:document-meta>
</file>